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SPb-82">
            <text:p>SPb-82</text:p>
          </table:table-cell>
          <table:table-cell office:value-type="float" office:value="60.43">
            <text:p>60.43</text:p>
          </table:table-cell>
          <table:table-cell office:value-type="float" office:value="29.06">
            <text:p>29.06</text:p>
          </table:table-cell>
          <table:table-cell office:value-type="float" office:value="9050.0">
            <text:p>90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2124355652982141">
            <text:p>0.12124355652982141</text:p>
          </table:table-cell>
          <table:table-cell office:value-type="float" office:value="0.12124355652982141">
            <text:p>0.12124355652982141</text:p>
          </table:table-cell>
          <table:table-cell office:value-type="string" office:value="Morozov2014,RosentauEtal2021">
            <text:p>Morozov2014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87">
            <text:p>LU-3887</text:p>
          </table:table-cell>
          <table:table-cell office:value-type="float" office:value="60.28">
            <text:p>60.28</text:p>
          </table:table-cell>
          <table:table-cell office:value-type="float" office:value="28.87">
            <text:p>28.87</text:p>
          </table:table-cell>
          <table:table-cell office:value-type="float" office:value="5820.0">
            <text:p>5820.0</text:p>
          </table:table-cell>
          <table:table-cell office:value-type="float" office:value="190.0">
            <text:p>1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.1452583904633395">
            <text:p>0.1452583904633395</text:p>
          </table:table-cell>
          <table:table-cell office:value-type="float" office:value="0.1452583904633395">
            <text:p>0.1452583904633395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66">
            <text:p>LU-3866</text:p>
          </table:table-cell>
          <table:table-cell office:value-type="float" office:value="60.28">
            <text:p>60.28</text:p>
          </table:table-cell>
          <table:table-cell office:value-type="float" office:value="28.87">
            <text:p>28.87</text:p>
          </table:table-cell>
          <table:table-cell office:value-type="float" office:value="7160.0">
            <text:p>7160.0</text:p>
          </table:table-cell>
          <table:table-cell office:value-type="float" office:value="110.0">
            <text:p>11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52">
            <text:p>LU-3852</text:p>
          </table:table-cell>
          <table:table-cell office:value-type="float" office:value="60.1">
            <text:p>60.1</text:p>
          </table:table-cell>
          <table:table-cell office:value-type="float" office:value="29.25">
            <text:p>29.25</text:p>
          </table:table-cell>
          <table:table-cell office:value-type="float" office:value="7440.0">
            <text:p>744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5">
            <text:p>3.3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849">
            <text:p>LU-3849</text:p>
          </table:table-cell>
          <table:table-cell office:value-type="float" office:value="60.1">
            <text:p>60.1</text:p>
          </table:table-cell>
          <table:table-cell office:value-type="float" office:value="29.25">
            <text:p>29.25</text:p>
          </table:table-cell>
          <table:table-cell office:value-type="float" office:value="8060.0">
            <text:p>8060.0</text:p>
          </table:table-cell>
          <table:table-cell office:value-type="float" office:value="290.0">
            <text:p>2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MiettinenEtal2007a,RosentauEtal2021">
            <text:p>MiettinenEtal2007a,RosentauEtal2021</text:p>
          </table:table-cell>
        </table:table-row>
        <table:table-row>
          <table:table-cell office:value-type="string" office:value="Vyborgsky_District">
            <text:p>Vyborgsky_District</text:p>
          </table:table-cell>
          <table:table-cell office:value-type="string" office:value="radiocarbon">
            <text:p>radiocarbon</text:p>
          </table:table-cell>
          <table:table-cell office:value-type="string" office:value="LU-3662">
            <text:p>LU-3662</text:p>
          </table:table-cell>
          <table:table-cell office:value-type="float" office:value="60.19">
            <text:p>60.19</text:p>
          </table:table-cell>
          <table:table-cell office:value-type="float" office:value="29.54">
            <text:p>29.54</text:p>
          </table:table-cell>
          <table:table-cell office:value-type="float" office:value="7180.0">
            <text:p>718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56">
            <text:p>7.56</text:p>
          </table:table-cell>
          <table:table-cell office:value-type="float" office:value="0.1082820391385386">
            <text:p>0.1082820391385386</text:p>
          </table:table-cell>
          <table:table-cell office:value-type="float" office:value="0.1082820391385386">
            <text:p>0.1082820391385386</text:p>
          </table:table-cell>
          <table:table-cell office:value-type="string" office:value="MiettinenEtal2007a,RosentauEtal2021">
            <text:p>MiettinenEtal2007a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